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1" style:family="table-cell" style:parent-style-name="Default" style:data-style-name="N4"/>
    <style:style style:name="ce6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column table:style-name="co2" table:default-cell-style-name="ce6"/>
        <table:table-column table:style-name="co2" table:default-cell-style-name="ce4"/>
        <table:table-row table:style-name="ro1"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 table:number-columns-spanned="5" table:number-rows-spanned="1">
            <text:p>mall</text:p>
          </table:table-cell>
          <table:covered-table-cell table:number-columns-repeated="4"/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table:style-name="ce2" office:value-type="string" calcext:value-type="string" table:number-columns-spanned="3" table:number-rows-spanned="1">
            <text:p>house</text:p>
          </table:table-cell>
          <table:covered-table-cell table:number-columns-repeated="2"/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0145" calcext:value-type="float">
            <text:p>0,0145</text:p>
          </table:table-cell>
          <table:table-cell table:formula="of:=([.C2]+[.D2]+[.E2]+[.F2]+[.G2])/5" office:value-type="float" office:value="0.0145" calcext:value-type="float">
            <text:p>0,0145</text:p>
          </table:table-cell>
          <table:table-cell table:formula="of:=[.H2]/[.H2]" office:value-type="float" office:value="1" calcext:value-type="float">
            <text:p>1,00</text:p>
          </table:table-cell>
          <table:table-cell/>
          <table:table-cell office:value-type="string" calcext:value-type="string">
            <text:p>kmeans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,445</text:p>
          </table:table-cell>
          <table:table-cell office:value-type="float" office:value="0.4471" calcext:value-type="float">
            <text:p>0,4471</text:p>
          </table:table-cell>
          <table:table-cell office:value-type="float" office:value="0.4527" calcext:value-type="float">
            <text:p>0,4527</text:p>
          </table:table-cell>
          <table:table-cell table:formula="of:=([.M2]+[.N2]+[.O2])/3" office:value-type="float" office:value="0.448266666666667" calcext:value-type="float">
            <text:p>0,4483</text:p>
          </table:table-cell>
          <table:table-cell table:formula="of:=[.P2]/[.P2]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09" calcext:value-type="float">
            <text:p>0,0109</text:p>
          </table:table-cell>
          <table:table-cell table:formula="of:=([.C3]+[.D3]+[.E3]+[.F3]+[.G3])/5" office:value-type="float" office:value="0.0113" calcext:value-type="float">
            <text:p>0,0113</text:p>
          </table:table-cell>
          <table:table-cell table:formula="of:=[.H2]/[.H3]" office:value-type="float" office:value="1.28318584070796" calcext:value-type="float">
            <text:p>1,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41" calcext:value-type="float">
            <text:p>0,941</text:p>
          </table:table-cell>
          <table:table-cell office:value-type="float" office:value="0.9855" calcext:value-type="float">
            <text:p>0,9855</text:p>
          </table:table-cell>
          <table:table-cell office:value-type="float" office:value="1.089" calcext:value-type="float">
            <text:p>1,089</text:p>
          </table:table-cell>
          <table:table-cell table:formula="of:=([.M3]+[.N3]+[.O3])/3" office:value-type="float" office:value="1.00516666666667" calcext:value-type="float">
            <text:p>1,0052</text:p>
          </table:table-cell>
          <table:table-cell table:formula="of:=[.P2]/[.P3]" office:value-type="float" office:value="0.445962526944121" calcext:value-type="float">
            <text:p>0,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19" calcext:value-type="float">
            <text:p>0,0119</text:p>
          </table:table-cell>
          <table:table-cell table:formula="of:=([.C4]+[.D4]+[.E4]+[.F4]+[.G4])/5" office:value-type="float" office:value="0.01112" calcext:value-type="float">
            <text:p>0,01112</text:p>
          </table:table-cell>
          <table:table-cell table:formula="of:=[.H2]/[.H4]" office:value-type="float" office:value="1.30395683453237" calcext:value-type="float">
            <text:p>1,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1801" calcext:value-type="float">
            <text:p>1,1801</text:p>
          </table:table-cell>
          <table:table-cell office:value-type="float" office:value="1.1999" calcext:value-type="float">
            <text:p>1,1999</text:p>
          </table:table-cell>
          <table:table-cell office:value-type="float" office:value="1.235" calcext:value-type="float">
            <text:p>1,235</text:p>
          </table:table-cell>
          <table:table-cell table:formula="of:=([.M4]+[.N4]+[.O4])/3" office:value-type="float" office:value="1.205" calcext:value-type="float">
            <text:p>1,2050</text:p>
          </table:table-cell>
          <table:table-cell table:formula="of:=[.P2]/[.P4]" office:value-type="float" office:value="0.372005532503458" calcext:value-type="float">
            <text:p>0,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" calcext:value-type="float">
            <text:p>0,01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0096" calcext:value-type="float">
            <text:p>0,0096</text:p>
          </table:table-cell>
          <table:table-cell table:formula="of:=([.C5]+[.D5]+[.E5]+[.F5]+[.G5])/5" office:value-type="float" office:value="0.00988" calcext:value-type="float">
            <text:p>0,00988</text:p>
          </table:table-cell>
          <table:table-cell table:formula="of:=[.H2]/[.H5]" office:value-type="float" office:value="1.46761133603239" calcext:value-type="float">
            <text:p>1,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2837" calcext:value-type="float">
            <text:p>1,02837</text:p>
          </table:table-cell>
          <table:table-cell table:number-columns-repeated="2" office:value-type="float" office:value="1.1024" calcext:value-type="float">
            <text:p>1,1024</text:p>
          </table:table-cell>
          <table:table-cell table:formula="of:=([.M5]+[.N5]+[.O5])/3" office:value-type="float" office:value="1.07772333333333" calcext:value-type="float">
            <text:p>1,0777</text:p>
          </table:table-cell>
          <table:table-cell table:formula="of:=[.P2]/[.P5]" office:value-type="float" office:value="0.41593853710136" calcext:value-type="float">
            <text:p>0,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305" calcext:value-type="float">
            <text:p>0,0305</text:p>
          </table:table-cell>
          <table:table-cell table:formula="of:=([.C6]+[.D6]+[.E6]+[.F6]+[.G6])/5" office:value-type="float" office:value="0.03194" calcext:value-type="float">
            <text:p>0,03194</text:p>
          </table:table-cell>
          <table:table-cell table:formula="of:=[.H2]/[.H6]" office:value-type="float" office:value="0.453976205385097" calcext:value-type="float">
            <text:p>0,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677" calcext:value-type="float">
            <text:p>0,9677</text:p>
          </table:table-cell>
          <table:table-cell office:value-type="float" office:value="0.9369" calcext:value-type="float">
            <text:p>0,9369</text:p>
          </table:table-cell>
          <table:table-cell office:value-type="float" office:value="1.0227" calcext:value-type="float">
            <text:p>1,0227</text:p>
          </table:table-cell>
          <table:table-cell table:formula="of:=([.M6]+[.N6]+[.O6])/3" office:value-type="float" office:value="0.975766666666667" calcext:value-type="float">
            <text:p>0,9758</text:p>
          </table:table-cell>
          <table:table-cell table:formula="of:=[.P2]/[.P6]" office:value-type="float" office:value="0.459399446589007" calcext:value-type="float">
            <text:p>0,4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341" calcext:value-type="float">
            <text:p>0,0341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364" calcext:value-type="float">
            <text:p>0,0364</text:p>
          </table:table-cell>
          <table:table-cell table:formula="of:=([.C7]+[.D7]+[.E7]+[.F7]+[.G7])/5" office:value-type="float" office:value="0.03496" calcext:value-type="float">
            <text:p>0,03496</text:p>
          </table:table-cell>
          <table:table-cell table:formula="of:=[.H2]/[.H7]" office:value-type="float" office:value="0.414759725400458" calcext:value-type="float">
            <text:p>0,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748" calcext:value-type="float">
            <text:p>0,9748</text:p>
          </table:table-cell>
          <table:table-cell office:value-type="float" office:value="1.0506" calcext:value-type="float">
            <text:p>1,0506</text:p>
          </table:table-cell>
          <table:table-cell office:value-type="float" office:value="1.0053" calcext:value-type="float">
            <text:p>1,0053</text:p>
          </table:table-cell>
          <table:table-cell table:formula="of:=([.M7]+[.N7]+[.O7])/3" office:value-type="float" office:value="1.01023333333333" calcext:value-type="float">
            <text:p>1,0102</text:p>
          </table:table-cell>
          <table:table-cell table:formula="of:=[.P2]/[.P7]" office:value-type="float" office:value="0.443725871910781" calcext:value-type="float">
            <text:p>0,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0335" calcext:value-type="float">
            <text:p>0,0335</text:p>
          </table:table-cell>
          <table:table-cell office:value-type="float" office:value="0.0366" calcext:value-type="float">
            <text:p>0,0366</text:p>
          </table:table-cell>
          <table:table-cell office:value-type="float" office:value="0.0388" calcext:value-type="float">
            <text:p>0,0388</text:p>
          </table:table-cell>
          <table:table-cell table:formula="of:=([.C8]+[.D8]+[.E8]+[.F8]+[.G8])/5" office:value-type="float" office:value="0.03498" calcext:value-type="float">
            <text:p>0,03498</text:p>
          </table:table-cell>
          <table:table-cell table:formula="of:=[.H2]/[.H8]" office:value-type="float" office:value="0.414522584333905" calcext:value-type="float">
            <text:p>0,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0855" calcext:value-type="float">
            <text:p>1,0855</text:p>
          </table:table-cell>
          <table:table-cell office:value-type="float" office:value="1.0991" calcext:value-type="float">
            <text:p>1,0991</text:p>
          </table:table-cell>
          <table:table-cell office:value-type="float" office:value="1.0133" calcext:value-type="float">
            <text:p>1,0133</text:p>
          </table:table-cell>
          <table:table-cell table:formula="of:=([.M8]+[.N8]+[.O8])/3" office:value-type="float" office:value="1.06596666666667" calcext:value-type="float">
            <text:p>1,0660</text:p>
          </table:table-cell>
          <table:table-cell table:formula="of:=[.P2]/[.P8]" office:value-type="float" office:value="0.420525970167922" calcext:value-type="float">
            <text:p>0,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342" calcext:value-type="float">
            <text:p>0,0342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359" calcext:value-type="float">
            <text:p>0,0359</text:p>
          </table:table-cell>
          <table:table-cell office:value-type="float" office:value="0.0403" calcext:value-type="float">
            <text:p>0,0403</text:p>
          </table:table-cell>
          <table:table-cell table:formula="of:=([.C9]+[.D9]+[.E9]+[.F9]+[.G9])/5" office:value-type="float" office:value="0.03686" calcext:value-type="float">
            <text:p>0,03686</text:p>
          </table:table-cell>
          <table:table-cell table:formula="of:=[.H2]/[.H9]" office:value-type="float" office:value="0.393380358111774" calcext:value-type="float">
            <text:p>0,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0159" calcext:value-type="float">
            <text:p>1,0159</text:p>
          </table:table-cell>
          <table:table-cell office:value-type="float" office:value="0.9558" calcext:value-type="float">
            <text:p>0,9558</text:p>
          </table:table-cell>
          <table:table-cell office:value-type="float" office:value="0.9528" calcext:value-type="float">
            <text:p>0,9528</text:p>
          </table:table-cell>
          <table:table-cell table:formula="of:=([.M9]+[.N9]+[.O9])/3" office:value-type="float" office:value="0.974833333333333" calcext:value-type="float">
            <text:p>0,9748</text:p>
          </table:table-cell>
          <table:table-cell table:formula="of:=[.P2]/[.P9]" office:value-type="float" office:value="0.459839288767311" calcext:value-type="float">
            <text:p>0,4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kmeadoids</text:p>
          </table:table-cell>
          <table:table-cell office:value-type="float" office:value="1" calcext:value-type="float">
            <text:p>1</text:p>
          </table:table-cell>
          <table:table-cell office:value-type="float" office:value="69.47" calcext:value-type="float">
            <text:p>69,47</text:p>
          </table:table-cell>
          <table:table-cell office:value-type="float" office:value="69.53" calcext:value-type="float">
            <text:p>69,53</text:p>
          </table:table-cell>
          <table:table-cell office:value-type="float" office:value="69.01" calcext:value-type="float">
            <text:p>69,01</text:p>
          </table:table-cell>
          <table:table-cell table:style-name="ce4" table:formula="of:=([.M11]+[.N11]+[.O11])/3" office:value-type="float" office:value="69.3366666666667" calcext:value-type="float">
            <text:p>69,34</text:p>
          </table:table-cell>
          <table:table-cell table:formula="of:=[.P11]/[.P11]" office:value-type="float" office:value="1" calcext:value-type="float">
            <text:p>1,0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8" calcext:value-type="float">
            <text:p>34,78</text:p>
          </table:table-cell>
          <table:table-cell office:value-type="float" office:value="35.01" calcext:value-type="float">
            <text:p>35,01</text:p>
          </table:table-cell>
          <table:table-cell table:style-name="ce4" table:formula="of:=([.M12]+[.N12]+[.O12])/3" office:value-type="float" office:value="34.8266666666667" calcext:value-type="float">
            <text:p>34,83</text:p>
          </table:table-cell>
          <table:table-cell table:formula="of:=[.P11]/[.P12]" office:value-type="float" office:value="1.99090735068913" calcext:value-type="float">
            <text:p>1,99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4.26" calcext:value-type="float">
            <text:p>24,26</text:p>
          </table:table-cell>
          <table:table-cell office:value-type="float" office:value="24.69" calcext:value-type="float">
            <text:p>24,69</text:p>
          </table:table-cell>
          <table:table-cell table:style-name="ce4" table:formula="of:=([.M13]+[.N13]+[.O13])/3" office:value-type="float" office:value="24.4033333333333" calcext:value-type="float">
            <text:p>24,40</text:p>
          </table:table-cell>
          <table:table-cell table:formula="of:=[.P11]/[.P13]" office:value-type="float" office:value="2.84127851386423" calcext:value-type="float">
            <text:p>2,84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6.03" calcext:value-type="float">
            <text:p>26,03</text:p>
          </table:table-cell>
          <table:table-cell office:value-type="float" office:value="25.92" calcext:value-type="float">
            <text:p>25,92</text:p>
          </table:table-cell>
          <table:table-cell office:value-type="float" office:value="25.91" calcext:value-type="float">
            <text:p>25,91</text:p>
          </table:table-cell>
          <table:table-cell table:style-name="ce4" table:formula="of:=([.M14]+[.N14]+[.O14])/3" office:value-type="float" office:value="25.9533333333333" calcext:value-type="float">
            <text:p>25,95</text:p>
          </table:table-cell>
          <table:table-cell table:formula="of:=[.P11]/[.P14]" office:value-type="float" office:value="2.67159003339327" calcext:value-type="float">
            <text:p>2,67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5.47" calcext:value-type="float">
            <text:p>25,47</text:p>
          </table:table-cell>
          <table:table-cell office:value-type="float" office:value="24.94" calcext:value-type="float">
            <text:p>24,94</text:p>
          </table:table-cell>
          <table:table-cell office:value-type="float" office:value="25.78" calcext:value-type="float">
            <text:p>25,78</text:p>
          </table:table-cell>
          <table:table-cell table:style-name="ce4" table:formula="of:=([.M15]+[.N15]+[.O15])/3" office:value-type="float" office:value="25.3966666666667" calcext:value-type="float">
            <text:p>25,40</text:p>
          </table:table-cell>
          <table:table-cell table:formula="of:=[.P11]/[.P15]" office:value-type="float" office:value="2.73014831342696" calcext:value-type="float">
            <text:p>2,73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5.78" calcext:value-type="float">
            <text:p>25,78</text:p>
          </table:table-cell>
          <table:table-cell office:value-type="float" office:value="26.15" calcext:value-type="float">
            <text:p>26,15</text:p>
          </table:table-cell>
          <table:table-cell table:style-name="ce4" table:formula="of:=([.M16]+[.N16]+[.O16])/3" office:value-type="float" office:value="25.6433333333333" calcext:value-type="float">
            <text:p>25,64</text:p>
          </table:table-cell>
          <table:table-cell table:formula="of:=[.P11]/[.P16]" office:value-type="float" office:value="2.70388665020149" calcext:value-type="float">
            <text:p>2,70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25.39" calcext:value-type="float">
            <text:p>25,39</text:p>
          </table:table-cell>
          <table:table-cell office:value-type="float" office:value="25.29" calcext:value-type="float">
            <text:p>25,29</text:p>
          </table:table-cell>
          <table:table-cell office:value-type="float" office:value="24.58" calcext:value-type="float">
            <text:p>24,58</text:p>
          </table:table-cell>
          <table:table-cell table:style-name="ce4" table:formula="of:=([.M17]+[.N17]+[.O17])/3" office:value-type="float" office:value="25.0866666666667" calcext:value-type="float">
            <text:p>25,09</text:p>
          </table:table-cell>
          <table:table-cell table:formula="of:=[.P11]/[.P17]" office:value-type="float" office:value="2.76388519798033" calcext:value-type="float">
            <text:p>2,76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24.43" calcext:value-type="float">
            <text:p>24,43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1" calcext:value-type="float">
            <text:p>25,21</text:p>
          </table:table-cell>
          <table:table-cell table:style-name="ce4" table:formula="of:=([.M18]+[.N18]+[.O18])/3" office:value-type="float" office:value="24.81" calcext:value-type="float">
            <text:p>24,81</text:p>
          </table:table-cell>
          <table:table-cell table:formula="of:=[.P11]/[.P18]" office:value-type="float" office:value="2.79470643557705" calcext:value-type="float">
            <text:p>2,7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silhouett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981" calcext:value-type="float">
            <text:p>1,98</text:p>
          </table:table-cell>
          <table:table-cell office:value-type="float" office:value="1.984" calcext:value-type="float">
            <text:p>1,984</text:p>
          </table:table-cell>
          <table:table-cell office:value-type="float" office:value="1.967" calcext:value-type="float">
            <text:p>1,967</text:p>
          </table:table-cell>
          <table:table-cell table:formula="of:=([.M20]+[.N20]+[.O20])/3" office:value-type="float" office:value="1.97733333333333" calcext:value-type="float">
            <text:p>1,9773</text:p>
          </table:table-cell>
          <table:table-cell table:formula="of:=[.P20]/[.P20]" office:value-type="float" office:value="1" calcext:value-type="float">
            <text:p>1,0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1.049" calcext:value-type="float">
            <text:p>1,049</text:p>
          </table:table-cell>
          <table:table-cell office:value-type="float" office:value="1.051" calcext:value-type="float">
            <text:p>1,051</text:p>
          </table:table-cell>
          <table:table-cell table:formula="of:=([.M21]+[.N21]+[.O21])/3" office:value-type="float" office:value="1.03666666666667" calcext:value-type="float">
            <text:p>1,0367</text:p>
          </table:table-cell>
          <table:table-cell table:formula="of:=[.P20]/[.P21]" office:value-type="float" office:value="1.90739549839227" calcext:value-type="float">
            <text:p>1,9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0.694" calcext:value-type="float">
            <text:p>0,694</text:p>
          </table:table-cell>
          <table:table-cell office:value-type="float" office:value="0.772" calcext:value-type="float">
            <text:p>0,772</text:p>
          </table:table-cell>
          <table:table-cell office:value-type="float" office:value="1.083" calcext:value-type="float">
            <text:p>1,083</text:p>
          </table:table-cell>
          <table:table-cell table:formula="of:=([.M22]+[.N22]+[.O22])/3" office:value-type="float" office:value="0.849666666666667" calcext:value-type="float">
            <text:p>0,8497</text:p>
          </table:table-cell>
          <table:table-cell table:formula="of:=[.P20]/[.P22]" office:value-type="float" office:value="2.3271871322087" calcext:value-type="float">
            <text:p>2,33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office:value-type="float" office:value="0.792" calcext:value-type="float">
            <text:p>0,792</text:p>
          </table:table-cell>
          <table:table-cell office:value-type="float" office:value="0.86" calcext:value-type="float">
            <text:p>0,86</text:p>
          </table:table-cell>
          <table:table-cell table:formula="of:=([.M23]+[.N23]+[.O23])/3" office:value-type="float" office:value="0.827333333333333" calcext:value-type="float">
            <text:p>0,8273</text:p>
          </table:table-cell>
          <table:table-cell table:formula="of:=[.P20]/[.P23]" office:value-type="float" office:value="2.39000805801772" calcext:value-type="float">
            <text:p>2,39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,738</text:p>
          </table:table-cell>
          <table:table-cell office:value-type="float" office:value="0.867" calcext:value-type="float">
            <text:p>0,867</text:p>
          </table:table-cell>
          <table:table-cell office:value-type="float" office:value="0.833" calcext:value-type="float">
            <text:p>0,833</text:p>
          </table:table-cell>
          <table:table-cell table:formula="of:=([.M24]+[.N24]+[.O24])/3" office:value-type="float" office:value="0.812666666666667" calcext:value-type="float">
            <text:p>0,8127</text:p>
          </table:table-cell>
          <table:table-cell table:formula="of:=[.P20]/[.P24]" office:value-type="float" office:value="2.43314191960623" calcext:value-type="float">
            <text:p>2,43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2" calcext:value-type="float">
            <text:p>0,932</text:p>
          </table:table-cell>
          <table:table-cell table:formula="of:=([.M25]+[.N25]+[.O25])/3" office:value-type="float" office:value="0.787333333333333" calcext:value-type="float">
            <text:p>0,7873</text:p>
          </table:table-cell>
          <table:table-cell table:formula="of:=[.P20]/[.P25]" office:value-type="float" office:value="2.51143099068586" calcext:value-type="float">
            <text:p>2,51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0.741" calcext:value-type="float">
            <text:p>0,741</text:p>
          </table:table-cell>
          <table:table-cell office:value-type="float" office:value="0.754" calcext:value-type="float">
            <text:p>0,754</text:p>
          </table:table-cell>
          <table:table-cell office:value-type="float" office:value="0.646" calcext:value-type="float">
            <text:p>0,646</text:p>
          </table:table-cell>
          <table:table-cell table:formula="of:=([.M26]+[.N26]+[.O26])/3" office:value-type="float" office:value="0.713666666666667" calcext:value-type="float">
            <text:p>0,7137</text:p>
          </table:table-cell>
          <table:table-cell table:formula="of:=[.P20]/[.P26]" office:value-type="float" office:value="2.77066791219056" calcext:value-type="float">
            <text:p>2,77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.691" calcext:value-type="float">
            <text:p>0,691</text:p>
          </table:table-cell>
          <table:table-cell office:value-type="float" office:value="0.681" calcext:value-type="float">
            <text:p>0,681</text:p>
          </table:table-cell>
          <table:table-cell office:value-type="float" office:value="0.707" calcext:value-type="float">
            <text:p>0,707</text:p>
          </table:table-cell>
          <table:table-cell table:formula="of:=([.M27]+[.N27]+[.O27])/3" office:value-type="float" office:value="0.693" calcext:value-type="float">
            <text:p>0,6930</text:p>
          </table:table-cell>
          <table:table-cell table:formula="of:=[.P20]/[.P27]" office:value-type="float" office:value="2.85329485329485" calcext:value-type="float">
            <text:p>2,85</text:p>
          </table:table-cell>
        </table:table-row>
        <table:table-row table:style-name="ro1" table:number-rows-repeated="104854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1:50:55.898413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22:42:17.916642632</meta:creation-date>
    <dc:date>2022-02-02T12:06:52.231250763</dc:date>
    <meta:editing-duration>PT1H34M28S</meta:editing-duration>
    <meta:editing-cycles>7</meta:editing-cycles>
    <meta:generator>LibreOffice/7.2.5.2.0$Linux_X86_64 LibreOffice_project/20$Build-2</meta:generator>
    <meta:document-statistic meta:table-count="1" meta:cell-count="220" meta:object-count="0"/>
  </office:meta>
</office:document-meta>
</file>